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Roboto" svg:font-family="Roboto, Arial, sans-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6.6951in" table:align="margins"/>
    </style:style>
    <style:style style:name="Tabela1.A" style:family="table-column">
      <style:table-column-properties style:column-width="3.191in" style:rel-column-width="31234*"/>
    </style:style>
    <style:style style:name="Tabela1.B" style:family="table-column">
      <style:table-column-properties style:column-width="1.4306in" style:rel-column-width="14002*"/>
    </style:style>
    <style:style style:name="Tabela1.C" style:family="table-column">
      <style:table-column-properties style:column-width="2.0736in" style:rel-column-width="20299*"/>
    </style:style>
    <style:style style:name="Tabela1.A1" style:family="table-cell">
      <style:table-cell-properties style:vertical-align="middle"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style:vertical-align="middle" fo:background-color="#333333" fo:padding="0.0382in" fo:border="0.05pt solid #000000">
        <style:background-image/>
      </style:table-cell-properties>
    </style:style>
    <style:style style:name="Tabela1.2" style:family="table-row">
      <style:table-row-properties style:min-row-height="0.1021in"/>
    </style:style>
    <style:style style:name="Tabe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6.6951in" style:rel-column-width="65535*"/>
    </style:style>
    <style:style style:name="Table1.1" style:family="table-row"/>
    <style:style style:name="P1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2" style:family="paragraph" style:parent-style-name="Standard">
      <style:paragraph-properties>
        <style:tab-stops>
          <style:tab-stop style:position="0.9846in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1984in" fo:margin-right="0in" fo:text-indent="0in" style:auto-text-indent="false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7" style:family="paragraph" style:parent-style-name="Standard">
      <style:paragraph-properties fo:margin-left="0.1984in" fo:margin-right="0in" fo:text-align="center" style:justify-single-word="false" fo:text-indent="0in" style:auto-text-indent="false">
        <style:tab-stops>
          <style:tab-stop style:position="0.9846in"/>
        </style:tab-stops>
      </style:paragraph-properties>
      <style:text-properties style:font-name="Calibri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 style:master-page-name="">
      <style:paragraph-properties fo:margin-left="0.1984in" fo:margin-right="0in" fo:text-indent="0in" style:auto-text-indent="false" style:page-number="auto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9" style:family="paragraph" style:parent-style-name="Standard">
      <style:paragraph-properties fo:margin-left="0in" fo:margin-right="0in" fo:text-indent="0in" style:auto-text-indent="false">
        <style:tab-stops>
          <style:tab-stop style:position="3.9484in"/>
        </style:tab-stops>
      </style:paragraph-properties>
      <style:text-properties style:font-name="Calibri"/>
    </style:style>
    <style:style style:name="P10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"/>
    </style:style>
    <style:style style:name="P12" style:family="paragraph" style:parent-style-name="Standard">
      <style:paragraph-properties fo:margin-left="0.1925in" fo:margin-right="0in" fo:text-indent="0in" style:auto-text-indent="false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13" style:family="paragraph" style:parent-style-name="Standard" style:master-page-name="">
      <style:paragraph-properties fo:margin-left="0.0957in" fo:margin-right="0.2in" style:line-height-at-least="0in" fo:text-align="center" style:justify-single-word="false" fo:text-indent="0in" style:auto-text-indent="false" style:page-number="auto"/>
      <style:text-properties style:font-name="Calibri" fo:font-size="8pt" style:font-size-asian="8pt" style:font-size-complex="8pt"/>
    </style:style>
    <style:style style:name="P14" style:family="paragraph" style:parent-style-name="Standard" style:master-page-name="">
      <style:paragraph-properties fo:margin-left="0.0957in" fo:margin-right="0.2in" style:line-height-at-least="0in" fo:text-align="start" style:justify-single-word="false" fo:text-indent="0in" style:auto-text-indent="false" style:page-number="auto"/>
      <style:text-properties style:font-name="Calibri" fo:font-size="8pt" style:font-size-asian="8pt" style:font-size-complex="8pt"/>
    </style:style>
    <style:style style:name="P15" style:family="paragraph" style:parent-style-name="Standard" style:master-page-name="">
      <style:paragraph-properties fo:margin-left="0.072in" fo:margin-right="0.1201in" style:line-height-at-least="0in" fo:text-align="start" style:justify-single-word="false" fo:text-indent="0in" style:auto-text-indent="false" style:page-number="auto">
        <style:tab-stops>
          <style:tab-stop style:position="1.1937in" style:type="right"/>
        </style:tab-stops>
      </style:paragraph-properties>
      <style:text-properties style:font-name="Calibri" fo:font-size="8pt" style:font-size-asian="8pt" style:font-size-complex="8pt"/>
    </style:style>
    <style:style style:name="P16" style:family="paragraph" style:parent-style-name="Standard">
      <style:paragraph-properties fo:margin-left="0in" fo:margin-right="0in" fo:text-indent="0.25in" style:auto-text-indent="false">
        <style:tab-stops>
          <style:tab-stop style:position="2.1118in"/>
        </style:tab-stops>
      </style:paragraph-properties>
      <style:text-properties style:font-name="Calibri" fo:font-size="9pt" style:font-size-asian="9pt" style:font-size-complex="9pt"/>
    </style:style>
    <style:style style:name="P17" style:family="paragraph" style:parent-style-name="Standard">
      <style:paragraph-properties fo:margin-left="0in" fo:margin-right="0in" fo:text-indent="0.25in" style:auto-text-indent="false">
        <style:tab-stops>
          <style:tab-stop style:position="3.9201in"/>
          <style:tab-stop style:position="4.9339in"/>
        </style:tab-stops>
      </style:paragraph-properties>
      <style:text-properties style:font-name="Calibri" fo:font-size="9pt" style:font-size-asian="9pt" style:font-size-complex="9pt"/>
    </style:style>
    <style:style style:name="P18" style:family="paragraph" style:parent-style-name="Standard" style:master-page-name="">
      <style:paragraph-properties fo:margin-left="0.0382in" fo:margin-right="0.0382in" fo:text-align="center" style:justify-single-word="false" fo:text-indent="-0.0098in" style:auto-text-indent="false" style:page-number="auto"/>
      <style:text-properties style:font-name="Calibri" fo:font-size="8pt" fo:font-weight="bold" style:font-size-asian="8pt" style:font-weight-asian="bold" style:font-size-complex="8pt" style:font-weight-complex="bold"/>
    </style:style>
    <style:style style:name="P19" style:family="paragraph" style:parent-style-name="Standard" style:master-page-name="">
      <style:paragraph-properties fo:margin-left="0.0382in" fo:margin-right="0.0382in" fo:text-align="center" style:justify-single-word="false" fo:text-indent="0in" style:auto-text-indent="false" style:page-number="auto"/>
      <style:text-properties style:font-name="Calibri"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margin-left="0.0382in" fo:margin-right="0.2744in" fo:text-align="center" style:justify-single-word="false" fo:text-indent="0in" style:auto-text-indent="false" text:number-lines="false" text:line-number="0"/>
      <style:text-properties style:font-name="Calibri" fo:font-size="8pt" fo:font-weight="bold" style:font-size-asian="8pt" style:font-weight-asian="bold" style:font-size-complex="8pt" style:font-weight-complex="bold"/>
    </style:style>
    <style:style style:name="P21" style:family="paragraph" style:parent-style-name="Standard">
      <style:paragraph-properties fo:margin-left="0.1984in" fo:margin-right="0in" fo:text-indent="0in" style:auto-text-indent="false">
        <style:tab-stops>
          <style:tab-stop style:position="0.9846in"/>
        </style:tab-stops>
      </style:paragraph-properties>
      <style:text-properties style:font-name="Calibri" fo:font-size="10pt" officeooo:rsid="000b8e2c" officeooo:paragraph-rsid="000d7c43" style:font-size-asian="10pt" style:font-size-complex="10pt"/>
    </style:style>
    <style:style style:name="P22" style:family="paragraph" style:parent-style-name="Table_20_Contents">
      <style:text-properties style:font-name="Calibri"/>
    </style:style>
    <style:style style:name="P23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c43" style:font-weight-asian="bold" style:font-weight-complex="bold"/>
    </style:style>
    <style:style style:name="T3" style:family="text">
      <style:text-properties officeooo:rsid="00113414"/>
    </style:style>
    <style:style style:name="T4" style:family="text">
      <style:text-properties officeooo:rsid="001241f2"/>
    </style:style>
    <style:style style:name="T5" style:family="text">
      <style:text-properties officeooo:rsid="0013f4b3"/>
    </style:style>
    <style:style style:name="T6" style:family="text">
      <style:text-properties officeooo:rsid="0014b58a"/>
    </style:style>
    <style:style style:name="T7" style:family="text">
      <style:text-properties fo:font-weight="normal" officeooo:rsid="000d7c43" style:font-weight-asian="normal" style:font-weight-complex="normal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e1" table:style-name="Table1">
        <table:table-column table:style-name="Table1.A"/>
        <table:table-row table:style-name="Table1.1">
          <table:table-cell office:value-type="string">
            <text:p text:style-name="P22"><text:text-input text:description="bloco">[#if customer.getZipCode()??] [#assign zipCode = customer.getZipCode()] [#else] [#assign zipCode = ""] [/#if]

[#if customer.getDistrictSubdivision()??] [#assign districtSubdivision = customer.getDistrictSubdivision()] [#else] [#assign districtSubdivision = ""] [/#if]</text:text-input></text:p>
          </table:table-cell>
        </table:table-row>
      </table:table>
      <text:p text:style-name="P9"/>
      <text:p text:style-name="P9"/>
      <text:p text:style-name="P9"/>
      <text:p text:style-name="P9"/>
      <text:p text:style-name="P10"><text:text-input text:description="${invoice.uiDocumentNumber}">${finantialInstitution.name}</text:text-input></text:p>
      <text:p text:style-name="P12"/>
      <text:p text:style-name="P2">Informação do Aluno</text:p>
      <text:p text:style-name="P8"><text:span text:style-name="T1">Nome</text:span> <text:tab/><text:text-input text:description="${invoice.uiDocumentNumber}">${customer.name}</text:text-input></text:p>
      <text:p text:style-name="P6"><text:span text:style-name="T1">Nº Aluno</text:span> <text:tab/><text:text-input text:description="${invoice.uiDocumentNumber}">${customer.businessIdentification}</text:text-input></text:p>
      <text:p text:style-name="P6"><text:span text:style-name="T1">Morada</text:span> <text:tab/><text:span text:style-name="T3"><text:text-input text:description="${invoice.uiDocumentNumber}">${customer.getAddress()}</text:text-input></text:span></text:p>
      <text:p text:style-name="P21"><text:span text:style-name="T2">Cód. Postal<text:tab/></text:span><text:span text:style-name="T7"><text:text-input text:description="${zipCode}">${zipCode}</text:text-input></text:span><text:span text:style-name="T7"> </text:span><text:span text:style-name="T7"><text:text-input text:description="${districtSubdivision}">${districtSubdivision}</text:text-input></text:span><text:span text:style-name="T7"><text:text-input text:description="${districtSubdivision}"/></text:span></text:p>
      <text:p text:style-name="P6"><text:span text:style-name="T1">NIF</text:span> <text:tab/><text:bookmark-start text:name="__DdeLink__105_2388918930"/><text:span text:style-name="T5"><text:text-input text:description="${customer.getFiscalNumber()}">${customer.getUiFiscalNumber()}</text:text-input></text:span><text:bookmark-end text:name="__DdeLink__105_2388918930"/></text:p>
      <text:p text:style-name="P6"/>
      <text:p text:style-name="P6"/>
      <text:p text:style-name="P7">DADOS PARA PAGAMENTOS</text:p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8">DESCRIÇÃO</text:p>
          </table:table-cell>
          <table:table-cell table:style-name="Tabela1.A1" office:value-type="string">
            <text:p text:style-name="P19">DATA LIMITE PAGAMENTO</text:p>
          </table:table-cell>
          <table:table-cell table:style-name="Tabela1.C1" office:value-type="string">
            <text:p text:style-name="P20">REFERÊNCIAS PAGAMENTO</text:p>
          </table:table-cell>
        </table:table-row>
        <table:table-row table:style-name="Tabela1.2">
          <table:table-cell table:style-name="Tabela1.A2" office:value-type="string">
            <text:p text:style-name="P14"><text:text-input text:description="${invoice.uiDocumentNumber}">${paymentLines.description}</text:text-input></text:p>
          </table:table-cell>
          <table:table-cell table:style-name="Tabela1.B2" office:value-type="string">
            <text:p text:style-name="P13"><text:text-input text:description="${invoice.uiDocumentNumber}">${paymentLines.dueDate}</text:text-input></text:p>
          </table:table-cell>
          <table:table-cell table:style-name="Tabela1.C2" office:value-type="string">
            <text:p text:style-name="P15"><text:span text:style-name="T1">Entidade : <text:tab/></text:span><text:text-input text:description="${invoice.uiDocumentNumber}">${paymentLines.paymentCode.paymentCodePool.entityReferenceCode}</text:text-input></text:p>
            <text:p text:style-name="P15"><text:span text:style-name="T1">Referência :</text:span> <text:tab/><text:text-input text:description="${invoice.uiDocumentNumber}">${paymentLines.paymentCode.formattedCode}</text:text-input></text:p>
            <text:p text:style-name="P15"><text:span text:style-name="T1">Valor : <text:tab/></text:span><text:text-input text:description="${invoice.uiDocumentNumber}">${money.total(paymentLines.amount,finantialInstitution.currency)}</text:text-input></text:p>
          </table:table-cell>
        </table:table-row>
      </table:table>
      <text:p text:style-name="P17"/>
      <text:p text:style-name="P17"/>
      <text:p text:style-name="P1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Roboto" svg:font-family="Roboto, Arial, sans-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>
      <loext:graphic-properties draw:fill-color="#000000"/>
      <style:paragraph-properties fo:text-align="center"/>
    </style:style>
    <style:style style:name="MP2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MP3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Text_20_body"><draw:line text:anchor-type="paragraph" draw:z-index="0" draw:style-name="Mgr1" draw:text-style-name="MP1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2">${finantialInstitution.name}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3"/>
            </table:table-cell>
            <table:table-cell table:style-name="Table4.B2" office:value-type="string">
              <text:p text:style-name="MP4"><text:s/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20-09-07T16:50:44.396541540</dc:date>
    <meta:editing-duration>PT4H47M59S</meta:editing-duration>
    <meta:editing-cycles>60</meta:editing-cycles>
    <meta:generator>LibreOffice/5.1.2.2$Linux_X86_64 LibreOffice_project/10m0$Build-2</meta:generator>
    <meta:document-statistic meta:table-count="3" meta:image-count="0" meta:object-count="0" meta:page-count="1" meta:paragraph-count="20" meta:word-count="90" meta:character-count="878" meta:non-whitespace-character-count="824"/>
  </office:meta>
</office:document-meta>
</file>